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cb0e" officeooo:paragraph-rsid="002112b6"/>
    </style:style>
    <style:style style:name="P2" style:family="paragraph" style:parent-style-name="Standard">
      <style:text-properties officeooo:rsid="001ecb0e" officeooo:paragraph-rsid="001ecb0e"/>
    </style:style>
    <style:style style:name="P3" style:family="paragraph" style:parent-style-name="Standard">
      <style:text-properties officeooo:paragraph-rsid="002112b6"/>
    </style:style>
    <style:style style:name="P4" style:family="paragraph" style:parent-style-name="Table_20_Contents">
      <style:text-properties officeooo:rsid="001e40a0" officeooo:paragraph-rsid="002112b6"/>
    </style:style>
    <style:style style:name="P5" style:family="paragraph" style:parent-style-name="Table_20_Contents">
      <style:text-properties officeooo:rsid="0023c411" officeooo:paragraph-rsid="002112b6"/>
    </style:style>
    <style:style style:name="P6" style:family="paragraph" style:parent-style-name="Standard">
      <style:text-properties officeooo:rsid="001ecb0e" officeooo:paragraph-rsid="001ecb0e"/>
    </style:style>
    <style:style style:name="P7" style:family="paragraph">
      <style:paragraph-properties fo:margin-left="0in" fo:margin-right="0in" fo:margin-top="0in" fo:margin-bottom="0in" fo:line-height="100%" fo:text-align="center" fo:text-indent="0in"/>
    </style:style>
    <style:style style:name="P8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12b6"/>
    </style:style>
    <style:style style:name="T3" style:family="text">
      <style:text-properties officeooo:rsid="00225da1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854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84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binary tree arranged such that each element has a left and a right child. The left child is smaller, and the right child is larger. Or perhaps an element has no child; we call those 'leaves'.<text:line-break/><text:line-break/>Interviewer Notes:<text:line-break/>- <text:span text:style-name="T1">Have the candidate visualize the numbers 42, 8, 15, 23, 16, 4 in a binary search tree.</text:span> Give the numbers in that order. The order is important so as to have the candidate explain 1) how the tree maintains its left-child/right-child rule, and 2) how the tree can remain balanced.</text:p>
      <text:p text:style-name="P2"/>
      <text:p text:style-name="P2"><draw:g text:anchor-type="paragraph" draw:z-index="0" draw:name="Shape1" draw:style-name="gr1"><draw:custom-shape draw:style-name="gr2" draw:text-style-name="P8" svg:width="0.2496in" svg:height="0.2594in" svg:x="3.6398in" svg:y="0in"><text:p text:style-name="P7"><text:span text:style-name="T4">1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8" svg:width="0.2488in" svg:height="0.2587in" svg:x="3.4055in" svg:y="0.3583in"><text:p text:style-name="P7"><text:span text:style-name="T4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8" svg:width="0.2496in" svg:height="0.2594in" svg:x="3.9028in" svg:y="0.3307in"><text:p text:style-name="P7"><text:span text:style-name="T4">2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8" svg:width="0.2496in" svg:height="0.2594in" svg:x="3.1709in" svg:y="0.7957in"><text:p text:style-name="P7"><text:span text:style-name="T4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8" svg:width="0.2496in" svg:height="0.2594in" svg:x="3.6252in" svg:y="0.7957in"><text:p text:style-name="P7"><text:span text:style-name="T4">1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8" svg:width="0.2496in" svg:height="0.2587in" svg:x="4.1083in" svg:y="0.7764in"><text:p text:style-name="P7"><text:span text:style-name="T4">4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9" svg:x1="3.8303in" svg:y1="0.2189in" svg:x2="3.9331in" svg:y2="0.378in"><text:p/></draw:line><draw:line draw:style-name="gr4" draw:text-style-name="P9" svg:x1="4.0941in" svg:y1="0.5772in" svg:x2="4.1819in" svg:y2="0.8161in"><text:p/></draw:line><draw:line draw:style-name="gr4" draw:text-style-name="P9" svg:x1="3.5665in" svg:y1="0.378in" svg:x2="3.6839in" svg:y2="0.2189in"><text:p/></draw:line><draw:line draw:style-name="gr4" draw:text-style-name="P9" svg:x1="3.3091in" svg:y1="0.8161in" svg:x2="3.4701in" svg:y2="0.5972in"><text:p/></draw:line><draw:line draw:style-name="gr4" draw:text-style-name="P9" svg:x1="3.8051in" svg:y1="0.8004in" svg:x2="3.9661in" svg:y2="0.5815in"><text:p/></draw:line></draw:g><text:tab/>After all insertions, rotating as necessary ==&gt;</text:p>
      <text:p text:style-name="P2"/>
      <text:p text:style-name="P2"/>
      <text:p text:style-name="P2"/>
      <text:p text:style-name="P2"/>
      <text:p text:style-name="P2"/>
      <text:p text:style-name="P2"><text:span text:style-name="T1">- You can access an element in O(log n) time; ask them what that means.</text:span> Its basically that each decision made while searching cuts the problem space in half.<text:line-break/><text:line-break/>- <text:span text:style-name="T1">If the numbers of the nodes were printed "IN Order", what would the resulting string look like?</text:span> (hint: 4 8 15 16 23 42). This traversal is Left, Root, Right.<text:line-break/><text:line-break/><text:span text:style-name="T1">- If the numbers of the nodes were printed "PRE Order", what would the resulting string look like?</text:span> (hint: 15 8 4 23 16 42). This traversal is Root, Left, Right.<text:line-break/><text:line-break/><text:span text:style-name="T1">- If the numbers of the nodes were printed "POST Order", what would the resulting string look like?</text:span> (hint: 4 8 16 42 23 15). This traversal is Left, Right, Root.<text:line-break/><text:line-break/>- Have them compare the binary search tree with other data structures in various situations, ie: searching, sorting, etc.<text:line-break/><text:line-break/><text:span text:style-name="T2">Next Topics:</text:span></text:p>
      <text:p text:style-name="P2"><text:tab/><text:span text:style-name="T2">Discuss other data structures</text:span></text:p>
      <text:p text:style-name="P2"><text:tab/><text:span text:style-name="T2">Algorithms: Breadth first search</text:span></text:p>
      <text:p text:style-name="P2"><text:tab/><text:span text:style-name="T2">Algorithms: Depth first search</text:span></text:p>
      <text:p text:style-name="P2"><text:tab/><text:span text:style-name="T2">Coding: Create an adjacency list/matrix from graph</text:span></text:p>
      <text:p text:style-name="P2"><text:tab/><text:span text:style-name="T3">Coding: Binary Search Tree – Create Ascending / Descending Structur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1.5014in" style:rel-column-width="14208*"/>
    </style:style>
    <style:style style:name="Table2.C" style:family="table-column">
      <style:table-column-properties style:column-width="1.5576in" style:rel-column-width="14740*"/>
    </style:style>
    <style:style style:name="Table2.D" style:family="table-column">
      <style:table-column-properties style:column-width="1.5576in" style:rel-column-width="14742*"/>
    </style:style>
    <style:style style:name="Table2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1ecb0e" officeooo:paragraph-rsid="002112b6"/>
    </style:style>
    <style:style style:name="MP2" style:family="paragraph" style:parent-style-name="Table_20_Contents">
      <style:text-properties officeooo:rsid="001e40a0" officeooo:paragraph-rsid="002112b6"/>
    </style:style>
    <style:style style:name="MP3" style:family="paragraph" style:parent-style-name="Table_20_Contents">
      <style:text-properties officeooo:rsid="0023c411" officeooo:paragraph-rsid="002112b6"/>
    </style:style>
    <style:style style:name="MP4" style:family="paragraph" style:parent-style-name="Standard">
      <style:text-properties officeooo:paragraph-rsid="002112b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1">Binary Search Tree</text:p>
            </table:table-cell>
            <table:table-cell table:style-name="Table2.A1" office:value-type="string">
              <text:p text:style-name="MP2">Data Structures</text:p>
            </table:table-cell>
            <table:table-cell table:style-name="Table2.A1" office:value-type="string">
              <text:p text:style-name="MP2">Easy</text:p>
            </table:table-cell>
            <table:table-cell table:style-name="Table2.A1" office:value-type="string">
              <text:p text:style-name="MP3">Page 1 of 1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1:51:03.311000000</meta:creation-date>
    <dc:date>2017-04-11T17:25:12.050000000</dc:date>
    <meta:editing-duration>PT6M12S</meta:editing-duration>
    <meta:editing-cycles>3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12" meta:word-count="278" meta:character-count="1584" meta:non-whitespace-character-count="1305"/>
  </office:meta>
</office:document-meta>
</file>